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Anyone familiar with the low-budget science fiction movie craze of the 1950s will recognize in the preceding sentence two superb films of the genre, one about a radioactive virago from outer space who kills every man she touches, the other a social parable in which giant ants (really, Communists) burrow beneath Los Angeles (that is, Hollywood) and threaten world peace (that is, American conservatism). I connect these two seemingly unrelated titles here to call attention to the anxieties that monsterized their subjects in the first place, and to enact syntacticaily an even deeper fear: that the two will join in some unholy miscegenation. We have seen that the monster arises at the gap where difference is perceived as dividing a recording voice from its captured subject; the criterion of this division is arbitrary, and can range from anatomy or skin color to religious belief, custom, and political ideology. The monster’s destructiveness is really a deconstructiveness: it threatens to reveal that difference originates in process, rather than in fact (and that “fact” is subject to constant reconstruction and change). Given that the recorders of the history of the West have been mainly European and male, women <text:span text:style-name="T1">(She)</text:span> and nonwhites <text:span text:style-name="T1">(Them!)</text:span> have found themselves repeatedly trans- formed into monsters, whether to validate specific alignments of masculinity and whiteness, or simply to be pushed from its realm of thought.<text:note text:id="ftn0" text:note-class="footnote"><text:note-citation>1</text:note-citation><text:note-body><text:p text:style-name="Footnote">The situation was obviously far more complex than these statements can begin to show; “European,” for example, usually includes only males of the Western Latin tradition. Sexual orientation further complicates the picture, as we shall see. [^]: Donna Haraway, following Trinh Minh-ha, calls the humans beneath the monstrous skin “inappropriate/d others”: “To be ‘inappropriate/d’ does not mean ‘not to be in relation with —.e., to be in a special reservation, with the status of the authentic, the untouched, in the allochronic and allotropic condition of innocence. Rather to be an ‘inappropriate/d other’ means to be in critical deconstructive relationality, in a diffracting rather than reflecting {ratio)nality—as the means of making potent connection that exceeds domination.” “The Promises of Monsters,” in <text:span text:style-name="T1">Simians, Cyborgs, and Women: The Reinvention of Nature</text:span> (New York: Routledge, 1991), 299.</text:p></text:note-body></text:note> Feminine and cultural others are monstrous enough by themselves in patriarchal society, but when they threaten to mingle, the entire economy of desire comes under attack. As a vehicle of prohibition, the monster most often arises to enforce the laws of exogamy, both the incest taboo (which establishes a traffic in women by mandating that they marry outside their families) and the decrees against interracial sexual mingling (which limit the parameters of that traffic by policing the boundaries of culture, usually in the service of some notion of group “purity”).<text:note text:id="ftn1" text:note-class="footnote"><text:note-citation>2</text:note-citation><text:note-body><text:p text:style-name="Footnote">This discussion owes an obvious debt to Mary Douglas, Purity and Danger: <text:span text:style-name="T1">An Analysis of the Concepts of Pollution and Taboo</text:span> (New York: Routledge &amp; Kegan Paul, 1966).</text:p></text:note-body></text:note> Incest narratives are common to every tradition and have been extensively documented, mainly owing to LéviStrauss’s elevation of the taboo to the founding base of patriarchal society. Miscegenation, that intersection of misogyny (gender anxiety) and racism (no matter how naive), has received considerably less critical at- tention. I will say a few words about it here. The Bible has long been the primary source for divine decrees against interracial mixing. One of these pronouncements is a straightforward command from God that comes through the mouth of the prophet Joshua (Joshua 23:12ff.); another is a cryptic episode in Genesis much elaborated during the medieval period, alluding to “sons of God” who impregnate the “daughters of men” with a race of wicked giants (Genesis 6:4). The monsters are here, as elsewhere, expedient representations of other cultures, generalized and demonized to enforce a strict notion of group sameness. The fears of contamination, impurity, and loss of identity that produce stories like the Genesis episode are strong, and they reappear incessantly. Shakespeare’s Caliban, for example, is the product of such an illicit mingling, the “freckled whelp” of the Algerian witch Sycorax and the devil. Charlotte Bronté reversed the usual paradigm in <text:span text:style-name="T1">Jane Eyre</text:span> (white Rochester and lunatic Jamaican Bertha Mason), but horror movies as seemingly innocent as <text:span text:style-name="T1">King Kong</text:span> demonstrate miscegenation anxiety in its brutal essence. Even a film as recent as 1979’s immensely successful Alien may have a cognizance of the fear in its underworkings: the grotesque creature that stalks the heroine (dressed in the final scene only in her underwear) drips a glistening slime of K-Y Jelly from its teeth; the jaw tendons are constructed of shredded condoms; and the man inside the rubber suit is Bolaji Badejo, a Masai tribesman standing seven feet tall who happened to be studying in England at the time the film was cast.<text:note text:id="ftn2" text:note-class="footnote"><text:note-citation>3</text:note-citation><text:note-body><text:p text:style-name="Footnote">John Eastman, Retakes: <text:span text:style-name="T1">Behind the Scenes of 500 Classic Movies,</text:span> 9-10.</text:p></text:note-body></text:note></text:p>
      <text:p text:style-name="Horizontal_20_Line"/>
      <text:p text:style-name="First_20_paragraph">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